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Segoe UI Variable Small" svg:font-family="'Segoe UI Variable Smal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Segoe UI Semilight" svg:font-family="'Segoe UI Semi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 style:list-style-name="L6"/>
    <style:style style:name="P3" style:family="paragraph" style:parent-style-name="Text_20_body">
      <style:text-properties style:font-name="Segoe UI Variable Small"/>
    </style:style>
    <style:style style:name="P4" style:family="paragraph" style:parent-style-name="Text_20_body" style:list-style-name="L7">
      <style:text-properties style:font-name="Segoe UI Variable Small"/>
    </style:style>
    <style:style style:name="P5" style:family="paragraph" style:parent-style-name="Text_20_body" style:list-style-name="L8">
      <style:text-properties style:font-name="Segoe UI Variable Small"/>
    </style:style>
    <style:style style:name="P6" style:family="paragraph" style:parent-style-name="Text_20_body">
      <style:paragraph-properties fo:text-align="center" style:justify-single-word="false"/>
      <style:text-properties style:font-name="Segoe UI Variable Small"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 style:list-style-name="L11"/>
    <style:style style:name="P8" style:family="paragraph" style:parent-style-name="Text_20_body" style:list-style-name="L12"/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Text_20_body" style:list-style-name="L7">
      <style:paragraph-properties fo:margin-top="0in" fo:margin-bottom="0in"/>
    </style:style>
    <style:style style:name="P11" style:family="paragraph" style:parent-style-name="Text_20_body" style:list-style-name="L8">
      <style:paragraph-properties fo:margin-top="0in" fo:margin-bottom="0in"/>
      <style:text-properties style:font-name="Segoe UI Variable Small"/>
    </style:style>
    <style:style style:name="P12" style:family="paragraph" style:parent-style-name="Text_20_body" style:list-style-name="L11">
      <style:paragraph-properties fo:margin-top="0in" fo:margin-bottom="0in"/>
      <style:text-properties style:font-name="Segoe UI Variable Small"/>
    </style:style>
    <style:style style:name="P13" style:family="paragraph" style:parent-style-name="Text_20_body" style:list-style-name="L11">
      <style:paragraph-properties fo:margin-top="0in" fo:margin-bottom="0in"/>
    </style:style>
    <style:style style:name="T1" style:family="text">
      <style:text-properties style:font-name="Segoe UI Semilight"/>
    </style:style>
    <style:style style:name="T2" style:family="text">
      <style:text-properties style:font-name="Segoe UI Semibold"/>
    </style:style>
    <style:style style:name="T3" style:family="text">
      <style:text-properties style:font-name="Segoe UI Variable Smal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unctional Requirements</text:p>
      <text:p text:style-name="Text_20_body"><text:span text:style-name="T3">1. </text:span><text:span text:style-name="Strong_20_Emphasis"><text:span text:style-name="T3">User Roles &amp; Access</text:span></text:span></text:p>
      <text:list xml:id="list9144568814779147384" text:style-name="L5">
        <text:list-item>
          <text:p text:style-name="P1"><text:span text:style-name="Strong_20_Emphasis"><text:span text:style-name="T3">Login Screen</text:span></text:span><text:span text:style-name="T3"> with two roles: </text:span></text:p>
        </text:list-item>
      </text:list>
      <text:list xml:id="list5231172066413474594" text:style-name="L6">
        <text:list-item>
          <text:p text:style-name="P9"><text:span text:style-name="Strong_20_Emphasis"><text:span text:style-name="T3">Administrator</text:span></text:span><text:span text:style-name="T3">: Can configure rules for patient classification. </text:span></text:p>
        </text:list-item>
        <text:list-item>
          <text:p text:style-name="P2"><text:span text:style-name="Strong_20_Emphasis"><text:span text:style-name="T3">Manager</text:span></text:span><text:span text:style-name="T3">: Can view the dashboard and export patient data. </text:span></text:p>
        </text:list-item>
      </text:list>
      <text:p text:style-name="Text_20_body"><text:span text:style-name="T3">2. </text:span><text:span text:style-name="Strong_20_Emphasis"><text:span text:style-name="T3">Rule Engine</text:span></text:span></text:p>
      <text:list xml:id="list6455747300617252784" text:style-name="L7">
        <text:list-item>
          <text:p text:style-name="P10"><text:span text:style-name="T3">Ability to </text:span><text:span text:style-name="Strong_20_Emphasis"><text:span text:style-name="T3">configure rules</text:span></text:span><text:span text:style-name="T3"> for classifying patients into Critical, Moderate, and Stable categories. </text:span></text:p>
        </text:list-item>
        <text:list-item>
          <text:p text:style-name="P10"><text:span text:style-name="T3">Rules based on </text:span><text:span text:style-name="Strong_20_Emphasis"><text:span text:style-name="T3">vitals thresholds, diagnosis severity, and treatment urgency</text:span></text:span><text:span text:style-name="T3">. </text:span></text:p>
        </text:list-item>
        <text:list-item>
          <text:p text:style-name="P4">Rules must be editable and adaptable to hospital protocols. </text:p>
        </text:list-item>
      </text:list>
      <text:p text:style-name="Text_20_body"><text:span text:style-name="T3">3. </text:span><text:span text:style-name="Strong_20_Emphasis"><text:span text:style-name="T3">Automatic Classification</text:span></text:span></text:p>
      <text:list xml:id="list5457154976243610033" text:style-name="L8">
        <text:list-item>
          <text:p text:style-name="P11">System automatically assigns patients to categories (Critical, Moderate, Stable) based on the defined rules. </text:p>
        </text:list-item>
        <text:list-item>
          <text:p text:style-name="P5">Classification logic should handle multiple parameters (e.g., oxygen, heart rate, blood pressure, disease severity). </text:p>
        </text:list-item>
      </text:list>
      <text:p text:style-name="P3">4. <text:span text:style-name="Strong_20_Emphasis">Dashboard</text:span></text:p>
      <text:list xml:id="list6025558218767155897" text:style-name="L11">
        <text:list-item>
          <text:p text:style-name="P12">Displays categorized patient profiles. </text:p>
        </text:list-item>
        <text:list-item>
          <text:p text:style-name="P13"><text:span text:style-name="T3">Provides </text:span><text:span text:style-name="Strong_20_Emphasis"><text:span text:style-name="T3">filters</text:span></text:span><text:span text:style-name="T3"> (by ward, doctor, severity). </text:span></text:p>
        </text:list-item>
        <text:list-item>
          <text:p text:style-name="P7"><text:span text:style-name="T3">Shows </text:span><text:span text:style-name="Strong_20_Emphasis"><text:span text:style-name="T3">summary totals</text:span></text:span><text:span text:style-name="T3"> of patients in each category. </text:span></text:p>
        </text:list-item>
      </text:list>
      <text:p text:style-name="Text_20_body"><text:span text:style-name="T3">5. </text:span><text:span text:style-name="Strong_20_Emphasis"><text:span text:style-name="T3">Export Functionality</text:span></text:span></text:p>
      <text:list xml:id="list7501588849040381007" text:style-name="L12">
        <text:list-item>
          <text:p text:style-name="P8"><text:span text:style-name="T3">Ability to </text:span><text:span text:style-name="Strong_20_Emphasis"><text:span text:style-name="T3">download patient classification data</text:span></text:span><text:span text:style-name="T3"> in CSV or PDF format for offline use. </text:span>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Segoe UI Variable Small" svg:font-family="'Segoe UI Variable Smal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Segoe UI Semilight" svg:font-family="'Segoe UI Semi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 Paola Minchaca Garcia</meta:initial-creator>
    <meta:creation-date>2026-03-04T15:53:22.44</meta:creation-date>
    <meta:document-statistic meta:table-count="0" meta:image-count="0" meta:object-count="0" meta:page-count="1" meta:paragraph-count="18" meta:word-count="143" meta:character-count="967"/>
    <dc:date>2026-03-04T16:01:22.60</dc:date>
    <dc:creator>Ana Paola Minchaca Garcia</dc:creator>
    <meta:editing-duration>PT8M</meta:editing-duration>
    <meta:editing-cycles>1</meta:editing-cycles>
    <meta:generator>OpenOffice/4.1.15$Win32 OpenOffice.org_project/4115m2$Build-9813</meta:generator>
  </office:meta>
</office:document-meta>
</file>